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473cm" svg:x="0.6cm" svg:y="0cm" presentation:class="title" presentation:user-transformed="true">
          <draw:text-box>
            <text:p>LES ATTAQUES SUR LE PROTOLE TCP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ttaques par déni de service (DdoS)</text:p>
              </text:list-item>
              <text:list-item>
                <text:p>Attaques par injection de paquets</text:p>
              </text:list-item>
              <text:list-item>
                <text:p>Attaques par rejeu de paquets</text:p>
              </text:list-item>
              <text:list-item>
                <text:p>Attaques par épuisement de ressources</text:p>
              </text:list-item>
              <text:list-item>
                <text:p>Attaques par interception de paque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1" draw:layer="layout" svg:width="25.199cm" svg:height="3.473cm" svg:x="1.4cm" svg:y="0.206cm" presentation:class="title" presentation:user-transformed="true">
          <draw:text-box>
            <text:p text:style-name="P2">LES ATTAQUES SUR LE PROTOLE LI-FI</text:p>
          </draw:text-box>
        </draw:frame>
        <draw:frame presentation:style-name="pr4" draw:text-style-name="P3" draw:layer="layout" svg:width="25.199cm" svg:height="9.134cm" svg:x="1.8cm" svg:y="3.679cm" presentation:class="subtitle" presentation:user-transformed="true">
          <draw:text-box>
            <text:p>. les Attaques par déni de service (DdoS) </text:p>
            <text:p><text:s text:c="2"/>. <text:s/>les Attaques par injection de données</text:p>
            <text:p>. les Attaques par interception de signal</text:p>
            <text:p>.les attaques de type "man-in-the-middle"</text:p>
            <text:p><text:s text:c="2"/>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2">LES ATTAQUES SUR LE PROTOLE Z-WAVE</text:p>
          </draw:text-box>
        </draw:frame>
        <draw:frame presentation:style-name="pr2" draw:layer="layout" svg:width="25.199cm" svg:height="9.134cm" svg:x="1.6cm" svg:y="3.6cm" presentation:class="outline" presentation:user-transformed="true">
          <draw:text-box>
            <text:list text:style-name="L2">
              <text:list-item>
                <text:p>Attaques par interception de paquets</text:p>
              </text:list-item>
              <text:list-item>
                <text:p><text:s/>Attaques par rejeu de paquets</text:p>
              </text:list-item>
              <text:list-item>
                <text:p>Attaques de déni de service (DoS)</text:p>
              </text:list-item>
              <text:list-item>
                <text:p>Attaques par injection de paquets </text:p>
              </text:list-item>
              <text:list-item>
                <text:p><text:s/>Attaques par épuisement de ressour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06:41:26.926907763</meta:creation-date>
    <dc:date>2023-07-15T06:55:39.648903822</dc:date>
    <meta:editing-duration>PT4M2S</meta:editing-duration>
    <meta:editing-cycles>1</meta:editing-cycles>
    <meta:document-statistic meta:object-count="33"/>
    <meta:generator>LibreOffice/6.4.7.2$Linux_X86_64 LibreOffice_project/40$Build-2</meta:generator>
  </office:meta>
</office:document-meta>
</file>